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3"/>
    <style:style style:name="P6" style:family="paragraph" style:parent-style-name="List_20_Paragraph" style:list-style-name="WWNum5"/>
    <style:style style:name="P7" style:family="paragraph" style:parent-style-name="List_20_Paragraph" style:list-style-name="WWNum7"/>
    <style:style style:name="P8" style:family="paragraph" style:parent-style-name="List_20_Paragraph" style:list-style-name="WWNum8"/>
    <style:style style:name="P9" style:family="paragraph" style:parent-style-name="List_20_Paragraph" style:list-style-name="WWNum10"/>
    <style:style style:name="P10" style:family="paragraph" style:parent-style-name="List_20_Paragraph" style:list-style-name="WWNum12"/>
    <style:style style:name="P11" style:family="paragraph" style:parent-style-name="List_20_Paragraph" style:list-style-name="WWNum14"/>
    <style:style style:name="P12" style:family="paragraph" style:parent-style-name="List_20_Paragraph" style:list-style-name="WWNum16"/>
    <style:style style:name="P13" style:family="paragraph" style:parent-style-name="List_20_Paragraph" style:list-style-name="WWNum17"/>
    <style:style style:name="P14" style:family="paragraph" style:parent-style-name="List_20_Paragraph" style:list-style-name="WWNum18"/>
    <style:style style:name="P15" style:family="paragraph" style:parent-style-name="List_20_Paragraph" style:list-style-name="WWNum19"/>
    <style:style style:name="P16" style:family="paragraph" style:parent-style-name="List_20_Paragraph" style:list-style-name="WWNum20"/>
    <style:style style:name="P17" style:family="paragraph" style:parent-style-name="List_20_Paragraph" style:list-style-name="WWNum21"/>
    <style:style style:name="P18" style:family="paragraph" style:parent-style-name="List_20_Paragraph" style:list-style-name="WWNum22"/>
    <style:style style:name="P19" style:family="paragraph" style:parent-style-name="List_20_Paragraph" style:list-style-name="WWNum23"/>
    <style:style style:name="P20" style:family="paragraph" style:parent-style-name="List_20_Paragraph" style:list-style-name="WWNum25"/>
    <style:style style:name="P21" style:family="paragraph" style:parent-style-name="List_20_Paragraph" style:list-style-name="WWNum26"/>
    <style:style style:name="P22" style:family="paragraph" style:parent-style-name="List_20_Paragraph" style:list-style-name="WWNum27"/>
    <style:style style:name="P23" style:family="paragraph" style:parent-style-name="List_20_Paragraph" style:list-style-name="WWNum28"/>
    <style:style style:name="P24" style:family="paragraph" style:parent-style-name="List_20_Paragraph" style:list-style-name="WWNum29"/>
    <style:style style:name="P25" style:family="paragraph" style:parent-style-name="List_20_Paragraph" style:list-style-name="WWNum30"/>
    <style:style style:name="P26" style:family="paragraph" style:parent-style-name="List_20_Paragraph" style:list-style-name="WWNum31"/>
    <style:style style:name="P27" style:family="paragraph" style:parent-style-name="List_20_Paragraph" style:list-style-name="WWNum32"/>
    <style:style style:name="P28" style:family="paragraph" style:parent-style-name="List_20_Paragraph" style:list-style-name="WWNum33"/>
    <style:style style:name="P29" style:family="paragraph" style:parent-style-name="List_20_Paragraph" style:list-style-name="WWNum34"/>
    <style:style style:name="P30" style:family="paragraph" style:parent-style-name="List_20_Paragraph" style:list-style-name="WWNum35"/>
    <style:style style:name="P31" style:family="paragraph" style:parent-style-name="List_20_Paragraph" style:list-style-name="WWNum36"/>
    <style:style style:name="P32" style:family="paragraph" style:parent-style-name="List_20_Paragraph" style:list-style-name="WWNum37"/>
    <style:style style:name="P33" style:family="paragraph" style:parent-style-name="List_20_Paragraph" style:list-style-name="WWNum38"/>
    <style:style style:name="P34" style:family="paragraph" style:parent-style-name="List_20_Paragraph" style:list-style-name="WWNum39"/>
    <style:style style:name="P35" style:family="paragraph" style:parent-style-name="List_20_Paragraph" style:list-style-name="WWNum40"/>
    <style:style style:name="P36" style:family="paragraph" style:parent-style-name="List_20_Paragraph" style:list-style-name="WWNum41"/>
    <style:style style:name="P37" style:family="paragraph" style:parent-style-name="List_20_Paragraph" style:list-style-name="WWNum42"/>
    <style:style style:name="P38" style:family="paragraph" style:parent-style-name="List_20_Paragraph" style:list-style-name="WWNum43"/>
    <style:style style:name="P39" style:family="paragraph" style:parent-style-name="List_20_Paragraph" style:list-style-name="WWNum44"/>
    <style:style style:name="P40" style:family="paragraph" style:parent-style-name="List_20_Paragraph" style:list-style-name="WWNum45"/>
    <style:style style:name="P41" style:family="paragraph" style:parent-style-name="List_20_Paragraph" style:list-style-name="WWNum46"/>
    <style:style style:name="P42" style:family="paragraph" style:parent-style-name="List_20_Paragraph" style:list-style-name="WWNum47"/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issue or Cell Culture</text:span></text:p>
      <text:p text:style-name="Standard"><text:span text:style-name="T2">Tissue Culture</text:span></text:p>
      <text:list xml:id="list2885431688" text:style-name="WWNum1">
        <text:list-item>
          <text:p text:style-name="P3"><text:span text:style-name="T3">Invitro maintenance or proliferation of cells, tissues or organs </text:span></text:p>
        </text:list-item>
        <text:list-item>
          <text:p text:style-name="P3"><text:span text:style-name="T3">3 basic types of tissue cultures exist:</text:span></text:p>
        </text:list-item>
      </text:list>
      <text:list xml:id="list1099461290" text:style-name="WWNum2">
        <text:list-item>
          <text:p text:style-name="P4"><text:span text:style-name="T3">Organ culture</text:span></text:p>
        </text:list-item>
        <text:list-item>
          <text:p text:style-name="P4"><text:span text:style-name="T3">Tissue Culture </text:span></text:p>
        </text:list-item>
        <text:list-item>
          <text:p text:style-name="P4"><text:span text:style-name="T3">Cell Culture </text:span></text:p>
        </text:list-item>
      </text:list>
      <text:p text:style-name="Standard"><text:span text:style-name="T3">NB: collections of cells with similar structure and function forms tissues and collections of tissues form organs </text:span></text:p>
      <text:list xml:id="list2987185967" text:style-name="WWNum3">
        <text:list-item>
          <text:p text:style-name="P5"><text:span text:style-name="T4">Organ Culture</text:span></text:p>
        </text:list-item>
      </text:list>
      <text:list xml:id="list3879782892" text:style-name="WWNum5">
        <text:list-item>
          <text:p text:style-name="P6"><text:span text:style-name="T3">Entire organs or embryos would be excised and placed in a cultured environment </text:span></text:p>
        </text:list-item>
        <text:list-item>
          <text:p text:style-name="P6"><text:span text:style-name="T3">Begin with adult, embryo, egg and dissect -&gt; further dissection if necessary -&gt; organ culture formed</text:span></text:p>
        </text:list-item>
      </text:list>
      <text:p text:style-name="Standard"><text:span text:style-name="T5">Advantages</text:span></text:p>
      <text:list xml:id="list72229378383518" text:continue-numbering="true" text:style-name="WWNum5">
        <text:list-item>
          <text:p text:style-name="P6"><text:span text:style-name="T3">Entire organ -&gt; organs physiological functions would be maintained </text:span></text:p>
        </text:list-item>
        <text:list-item>
          <text:p text:style-name="P6"><text:span text:style-name="T3">Cells of different tissues still differentiated from one another -&gt; cells maintained specialise functions -&gt; specialised functions assessed/studied </text:span></text:p>
        </text:list-item>
        <text:list-item>
          <text:p text:style-name="P6"><text:span text:style-name="T3">Overall combination of all specialised function may be assessed </text:span></text:p>
        </text:list-item>
      </text:list>
      <text:p text:style-name="Standard"><text:span text:style-name="T5">Disadvantages </text:span></text:p>
      <text:list xml:id="list829876163" text:style-name="WWNum7">
        <text:list-item>
          <text:p text:style-name="P7"><text:span text:style-name="T3">Scale up not recommended -&gt; single organ cannot grow into more organs </text:span></text:p>
        </text:list-item>
        <text:list-item>
          <text:p text:style-name="P7"><text:span text:style-name="T3">Growth if any is very slow </text:span></text:p>
        </text:list-item>
        <text:list-item>
          <text:p text:style-name="P7"><text:span text:style-name="T3">Fresh organ needed for every experiment performed </text:span></text:p>
        </text:list-item>
        <text:list-item>
          <text:p text:style-name="P7"><text:span text:style-name="T3">Cannot be immortalized </text:span></text:p>
        </text:list-item>
        <text:list-item>
          <text:p text:style-name="P7"><text:span text:style-name="T3">Manipulation difficult due to inability of scale up </text:span></text:p>
        </text:list-item>
      </text:list>
      <text:list xml:id="list72230391612733" text:continue-list="list2987185967" text:style-name="WWNum3">
        <text:list-item>
          <text:p text:style-name="P5"><text:span text:style-name="T4">Tissue Culture </text:span></text:p>
        </text:list-item>
      </text:list>
      <text:list xml:id="list488409438" text:style-name="WWNum8">
        <text:list-item>
          <text:p text:style-name="P8"><text:span text:style-name="T3">Fragments of excised tissue placed + proliferated in a cultured environment </text:span></text:p>
        </text:list-item>
        <text:list-item>
          <text:p text:style-name="P8"><text:span text:style-name="T3">Start with adult, embryo, egg -&gt; dissection occurs -&gt; chosen components finely chopped -&gt; primary explants placed in culture </text:span></text:p>
        </text:list-item>
      </text:list>
      <text:p text:style-name="Standard"><text:span text:style-name="T5">Advantages</text:span></text:p>
      <text:list xml:id="list2756691407" text:style-name="WWNum10">
        <text:list-item>
          <text:p text:style-name="P9"><text:span text:style-name="T3">Some normal functions still maintained (eg. Certain cells from the pancreas may still secrete insulin) </text:span></text:p>
        </text:list-item>
        <text:list-item>
          <text:p text:style-name="P9"><text:span text:style-name="T3">Scale ups may be possible -&gt; the tissue may proliferate + grow </text:span></text:p>
        </text:list-item>
        <text:list-item>
          <text:p text:style-name="P9"><text:span text:style-name="T3">Utilise to assess function of organs previously misunderstood </text:span></text:p>
        </text:list-item>
      </text:list>
      <text:p text:style-name="Standard"><text:span text:style-name="T5">Disadvantages </text:span></text:p>
      <text:list xml:id="list2721431873" text:style-name="WWNum12">
        <text:list-item>
          <text:p text:style-name="P10"><text:span text:style-name="T3">Original organization of the tissue in the organ would be lost -&gt; holistic function lost </text:span></text:p>
        </text:list-item>
        <text:list-item>
          <text:p text:style-name="P10"><text:span text:style-name="T3">Manipulation difficult due to inability of scale ups </text:span></text:p>
        </text:list-item>
      </text:list>
      <text:list xml:id="list72229263856733" text:continue-list="list72230391612733" text:style-name="WWNum3">
        <text:list-item>
          <text:p text:style-name="P5"><text:span text:style-name="T4">Cell Culture</text:span></text:p>
        </text:list-item>
      </text:list>
      <text:list xml:id="list72230349330507" text:continue-list="list2721431873" text:style-name="WWNum12">
        <text:list-item>
          <text:p text:style-name="P10"><text:span text:style-name="T3">We begin with an adult, embryo or egg -&gt; dissection occurs -&gt; tissue from explant is then dispersed/separated enzymatically -&gt; cells placed in a suspension which may then be cultured as a monolayer or cultured as a suspension </text:span></text:p>
        </text:list-item>
        <text:list-item>
          <text:p text:style-name="P10"><text:span text:style-name="T3">Process by which prokaryotic, eukaryotic cells grown under controlled invitro conditions </text:span></text:p>
        </text:list-item>
      </text:list>
      <text:p text:style-name="Standard"><text:span text:style-name="T5">Advantages</text:span></text:p>
      <text:list xml:id="list72229813521384" text:continue-numbering="true" text:style-name="WWNum12">
        <text:list-item>
          <text:p text:style-name="P10"><text:span text:style-name="T3">Homogeneity of sample -&gt; we would have one type of cell which is proliferated </text:span></text:p>
        </text:list-item>
        <text:list-item>
          <text:p text:style-name="P10"><text:span text:style-name="T3">Less compound needed than in live animal models -&gt; decreased wastage -&gt; cells treated directly with compounds </text:span></text:p>
        </text:list-item>
        <text:list-item>
          <text:p text:style-name="P10"><text:span text:style-name="T3">Absolute control over physical environment </text:span></text:p>
        </text:list-item>
        <text:list-item>
          <text:p text:style-name="P10"><text:span text:style-name="T3">Scale up possible -&gt; 100 cells may develop into 10 million </text:span></text:p>
        </text:list-item>
        <text:list-item>
          <text:p text:style-name="P10"><text:span text:style-name="T3">Development of cell lines -&gt; increased differentiation through manipulation of lines </text:span></text:p>
        </text:list-item>
        <text:list-item>
          <text:p text:style-name="P10"><text:span text:style-name="T3">We can immortalize cells -&gt; cannot be performed with organs </text:span></text:p>
        </text:list-item>
      </text:list>
      <text:p text:style-name="Standard"><text:span text:style-name="T5">Disadvantages </text:span></text:p>
      <text:list xml:id="list2903155034" text:style-name="WWNum14">
        <text:list-item>
          <text:p text:style-name="P11"><text:span text:style-name="T3">Hard to maintain -&gt; some cell cultures literally stop proliferating for no known reason </text:span></text:p>
        </text:list-item>
        <text:list-item>
          <text:p text:style-name="P11"><text:soft-page-break/><text:span text:style-name="T3">High cost -&gt; enzymes utilised to isolate cells expensive -&gt; obtaining cells from commercial suppliers costs money </text:span></text:p>
        </text:list-item>
        <text:list-item>
          <text:p text:style-name="P11"><text:span text:style-name="T3">Dedifferentiation -&gt; collection of mutations -&gt; the specialised function of cell type is lost -&gt; differentiation based on cellular functioning </text:span></text:p>
        </text:list-item>
        <text:list-item>
          <text:p text:style-name="P11"><text:span text:style-name="T3">Partial instability due to invitro environment -&gt; aneuploidy may occur for example -&gt; absence of holistic biological forces forcing aneuploidy in such events </text:span></text:p>
        </text:list-item>
      </text:list>
      <text:p text:style-name="Standard"><text:span text:style-name="T3">NB: recall collagen forms major part of extracellular matrix -&gt; cells essentially held together -&gt; proteins/enzymes required to isolate the cells </text:span></text:p>
      <text:p text:style-name="Standard"><text:span text:style-name="T2">Major uses of cell cultures </text:span></text:p>
      <text:p text:style-name="Standard"><text:span text:style-name="T5">Model systems</text:span></text:p>
      <text:list xml:id="list3297180601" text:style-name="WWNum16">
        <text:list-item>
          <text:p text:style-name="P12"><text:span text:style-name="T3">Directly study basic cell biology </text:span></text:p>
        </text:list-item>
        <text:list-item>
          <text:p text:style-name="P12"><text:span text:style-name="T3">Easy assessment of interaction between disease causing agents and cells -&gt; understand effects on tissues</text:span></text:p>
        </text:list-item>
        <text:list-item>
          <text:p text:style-name="P12"><text:span text:style-name="T3">Assessment of how aging occurs on cells -&gt; possible processes triggering aging </text:span></text:p>
        </text:list-item>
        <text:list-item>
          <text:p text:style-name="P12"><text:span text:style-name="T3">Nutritional studies -&gt; deprive cells of vitamins or electrolytes + assess effects </text:span></text:p>
        </text:list-item>
      </text:list>
      <text:p text:style-name="Standard"><text:span text:style-name="T5">Toxicity testing </text:span></text:p>
      <text:list xml:id="list3358434407" text:style-name="WWNum17">
        <text:list-item>
          <text:p text:style-name="P13"><text:span text:style-name="T3">Cells are the most basic units of structure + function </text:span></text:p>
        </text:list-item>
        <text:list-item>
          <text:p text:style-name="P13"><text:span text:style-name="T3">We can directly assess effects of drugs on cells -&gt; hence effects of drugs on tissue systems </text:span></text:p>
        </text:list-item>
      </text:list>
      <text:p text:style-name="Standard"><text:span text:style-name="T5">Cancer Research </text:span></text:p>
      <text:list xml:id="list2343137198" text:style-name="WWNum18">
        <text:list-item>
          <text:p text:style-name="P14"><text:span text:style-name="T3">Cancer rooted in cells + cell divisions </text:span></text:p>
        </text:list-item>
        <text:list-item>
          <text:p text:style-name="P14"><text:span text:style-name="T3">Assess which chemicals may convert cultured cells to cancerous cells </text:span></text:p>
        </text:list-item>
        <text:list-item>
          <text:p text:style-name="P14"><text:span text:style-name="T3">Assess effects of radiation in converting culture cells to cancer cells </text:span></text:p>
        </text:list-item>
      </text:list>
      <text:p text:style-name="Standard"><text:span text:style-name="T5">Genetic engineering </text:span></text:p>
      <text:list xml:id="list92959439" text:style-name="WWNum19">
        <text:list-item>
          <text:p text:style-name="P15"><text:span text:style-name="T3">Cells are basic functional sites of protein production -&gt; utilised commercially for protein production like insulin </text:span></text:p>
        </text:list-item>
        <text:list-item>
          <text:p text:style-name="P15"><text:span text:style-name="T3">Large scale production for viruses utilised in vaccines -&gt; polio, rabies, measles, etc -&gt; cells vectors carrying weak viruses </text:span></text:p>
        </text:list-item>
        <text:list-item>
          <text:p text:style-name="P15"><text:span text:style-name="T3">Cell cultures may be used for research in plants -&gt; drought resistant + long life fruit </text:span></text:p>
        </text:list-item>
      </text:list>
      <text:p text:style-name="Standard"><text:span text:style-name="T5">Gene Therapy</text:span></text:p>
      <text:list xml:id="list520127574" text:style-name="WWNum20">
        <text:list-item>
          <text:p text:style-name="P16"><text:span text:style-name="T3">Cells with functional genes replace cells with non-functional genes </text:span></text:p>
        </text:list-item>
      </text:list>
      <text:p text:style-name="Standard"><text:span text:style-name="T5">Cancer Treatment</text:span></text:p>
      <text:list xml:id="list72229067447140" text:continue-numbering="true" text:style-name="WWNum20">
        <text:list-item>
          <text:p text:style-name="P16"><text:span text:style-name="T3">Chemotherapy occurs killing patient’s cancerous cells </text:span></text:p>
        </text:list-item>
        <text:list-item>
          <text:p text:style-name="P16"><text:span text:style-name="T3">Cell cultures utilised to proliferate cells later transplanted into patients</text:span></text:p>
        </text:list-item>
      </text:list>
      <text:p text:style-name="Standard"><text:span text:style-name="T2">Types of invitro cell cultures </text:span></text:p>
      <text:p text:style-name="Standard"><text:span text:style-name="T5">Primary Cultures</text:span></text:p>
      <text:list xml:id="list474967167" text:style-name="WWNum21">
        <text:list-item>
          <text:p text:style-name="P17"><text:span text:style-name="T3">Derived directly from animal tissue treated with enzymes and placed on a culture medium</text:span></text:p>
        </text:list-item>
        <text:list-item>
          <text:p text:style-name="P17"><text:span text:style-name="T3">Animal tissue can be harvested from adults, embryos, eggs </text:span></text:p>
        </text:list-item>
        <text:list-item>
          <text:p text:style-name="P17"><text:span text:style-name="T3">Finite invitro life span</text:span></text:p>
        </text:list-item>
        <text:list-item>
          <text:p text:style-name="P17"><text:span text:style-name="T3">40 – 50 cell cycles -&gt; die afterwards due to apoptosis -&gt; shortened telomeres </text:span></text:p>
        </text:list-item>
        <text:list-item>
          <text:p text:style-name="P17"><text:span text:style-name="T3">Retain differentiated phenotype -&gt; biologically applicable to research </text:span></text:p>
        </text:list-item>
        <text:list-item>
          <text:p text:style-name="P17"><text:span text:style-name="T3">Mainly anchorage dependant -&gt; must be bound to a surface to proliferate </text:span></text:p>
        </text:list-item>
        <text:list-item>
          <text:p text:style-name="P17"><text:span text:style-name="T3">Exhibit contact inhibition </text:span></text:p>
        </text:list-item>
      </text:list>
      <text:p text:style-name="Standard"><text:span text:style-name="T3">NB: contact inhibition is a growth mechanism ensuring cells grow in a monolayer, one cell thick </text:span></text:p>
      <text:p text:style-name="Standard"><text:span text:style-name="T5">Secondary Cultures </text:span></text:p>
      <text:list xml:id="list3717792894" text:style-name="WWNum22">
        <text:list-item>
          <text:p text:style-name="P18"><text:span text:style-name="T3">Derived directly from primary cultures </text:span></text:p>
        </text:list-item>
        <text:list-item>
          <text:p text:style-name="P18"><text:span text:style-name="T3">Could have finite invitro life or mutations introduced for immortality </text:span></text:p>
        </text:list-item>
        <text:list-item>
          <text:p text:style-name="P18"><text:span text:style-name="T3">Isolated through physical selection or cloning </text:span></text:p>
        </text:list-item>
        <text:list-item>
          <text:p text:style-name="P18"><text:span text:style-name="T3">Cells become more homogenous and differentiated functions begin to disappear -&gt; less biologically applicable </text:span></text:p>
        </text:list-item>
        <text:list-item>
          <text:p text:style-name="P18"><text:soft-page-break/><text:span text:style-name="T3">Mainly anchorage dependant + exhibit contact inhibition </text:span></text:p>
        </text:list-item>
        <text:list-item>
          <text:p text:style-name="P18"><text:span text:style-name="T3">Some may not be anchorage dependant and are suspended in the cell culture -&gt; cells from circulatory system </text:span></text:p>
        </text:list-item>
      </text:list>
      <text:p text:style-name="Standard"><text:span text:style-name="T5">Continuous Cell lines</text:span></text:p>
      <text:list xml:id="list117776634" text:style-name="WWNum23">
        <text:list-item>
          <text:p text:style-name="P19"><text:span text:style-name="T3">Explicitly immortalized -&gt; through mutations -&gt; mutations of P53 gene makes cells cancerous </text:span></text:p>
        </text:list-item>
        <text:list-item>
          <text:p text:style-name="P19"><text:span text:style-name="T3">Usually propagated from secondary cell lines </text:span></text:p>
        </text:list-item>
        <text:list-item>
          <text:p text:style-name="P19"><text:span text:style-name="T3">Have the following properties: </text:span></text:p>
        </text:list-item>
      </text:list>
      <text:list xml:id="list1887185060" text:style-name="WWNum25">
        <text:list-item>
          <text:p text:style-name="P20"><text:span text:style-name="T3">Growth factor independency </text:span></text:p>
        </text:list-item>
        <text:list-item>
          <text:p text:style-name="P20"><text:span text:style-name="T3">No response to growth </text:span></text:p>
        </text:list-item>
        <text:list-item>
          <text:p text:style-name="P20"><text:span text:style-name="T3">Evasion of apoptosis </text:span></text:p>
        </text:list-item>
        <text:list-item>
          <text:p text:style-name="P20"><text:span text:style-name="T3">Invasive </text:span></text:p>
        </text:list-item>
        <text:list-item>
          <text:p text:style-name="P20"><text:span text:style-name="T3">Unlimited proliferation </text:span></text:p>
        </text:list-item>
      </text:list>
      <text:p text:style-name="Standard"><text:span text:style-name="T3">NB: continuous cell lines have been utilised -&gt; cost effective -&gt; disadvantage includes misidentification of the true identity of the cell line -&gt; impacts research -&gt; cell may not react to drug because its lost differentiation -&gt; we don’t know what tissue the cell is from </text:span></text:p>
      <text:p text:style-name="Standard"><text:span text:style-name="T2">Types of cells </text:span></text:p>
      <text:list xml:id="list2310413845" text:style-name="WWNum26">
        <text:list-item>
          <text:p text:style-name="P21"><text:span text:style-name="T3">Basis of morphology -&gt; the cells shape and appearance </text:span></text:p>
        </text:list-item>
      </text:list>
      <text:list xml:id="list2305773739" text:style-name="WWNum27">
        <text:list-item>
          <text:p text:style-name="P22"><text:span text:style-name="T3">Epithelial: flattened polygonal shape + attached substrate </text:span></text:p>
        </text:list-item>
        <text:list-item>
          <text:p text:style-name="P22"><text:span text:style-name="T3">Lymphoblast: spherical shape -&gt; don’t attach -&gt; remain in suspension -&gt; appear to have white border around them </text:span></text:p>
        </text:list-item>
        <text:list-item>
          <text:p text:style-name="P22"><text:span text:style-name="T3">Fibroblast: cells attach to substrate -&gt; very long + bipolar (elongated) </text:span></text:p>
        </text:list-item>
      </text:list>
      <text:p text:style-name="Standard"><text:span text:style-name="T2">Major developments in cell culturing </text:span></text:p>
      <text:list xml:id="list72229543092465" text:continue-list="list2310413845" text:style-name="WWNum26">
        <text:list-item>
          <text:p text:style-name="P21"><text:span text:style-name="T3">First: use of antibiotics -&gt; inhibits the growth of bacteria in cell culture (contaminants) -&gt; cell culture therefore survives </text:span></text:p>
        </text:list-item>
        <text:list-item>
          <text:p text:style-name="P21"><text:span text:style-name="T3">Second: anchorage dependant cell cultures held in place by proteins -&gt; use of trypsin + EDTA allows removal of adherent cells to subculture further from culture vessel -&gt; sub-culturing essential -&gt; ensures cells don’t die due to resource shortage </text:span></text:p>
        </text:list-item>
        <text:list-item>
          <text:p text:style-name="P21"><text:span text:style-name="T3">Third: use of chemically defined culture medium -&gt; nutrient requirements for specific cultures known -&gt; medium contains these nutrients -&gt; better propagation of cultures </text:span></text:p>
        </text:list-item>
      </text:list>
      <text:p text:style-name="Standard"><text:span text:style-name="T3">NB: trypsin is an enzyme catalysing hydrolysis of the proteins eliciting cell anchorage and EDTA is a chelating binding Ca2+ and Mg2+ used by proteins anchoring cells in place </text:span></text:p>
      <text:p text:style-name="Standard"><text:span text:style-name="T2">Culturing of cells </text:span></text:p>
      <text:p text:style-name="Standard"><text:span text:style-name="T3">Cells are cultured as anchorage dependant or independent </text:span></text:p>
      <text:list xml:id="list4202175266" text:style-name="WWNum28">
        <text:list-item>
          <text:p text:style-name="P23"><text:span text:style-name="T3">Adherent cells</text:span></text:p>
        </text:list-item>
      </text:list>
      <text:list xml:id="list1513505055" text:style-name="WWNum29">
        <text:list-item>
          <text:p text:style-name="P24"><text:span text:style-name="T3">These cells are derived from tissue -&gt; adherence requirement in tissue hence adherence requirement in culture </text:span></text:p>
        </text:list-item>
      </text:list>
      <text:p text:style-name="Standard"><text:span text:style-name="T5">Maintaining the cells in the culture</text:span></text:p>
      <text:list xml:id="list72229196788770" text:continue-numbering="true" text:style-name="WWNum29">
        <text:list-item>
          <text:p text:style-name="P24"><text:span text:style-name="T3">Cells washed with phosphate buffered saline solution free of calcium + magnesium ions </text:span></text:p>
        </text:list-item>
        <text:list-item>
          <text:p text:style-name="P24"><text:span text:style-name="T3">Enough calcium + magnesium naturally occurs for anchorage of cells </text:span></text:p>
        </text:list-item>
        <text:list-item>
          <text:p text:style-name="P24"><text:span text:style-name="T3">PBS maintains the pH -&gt; essential as cells are sensitive to pH </text:span></text:p>
        </text:list-item>
        <text:list-item>
          <text:p text:style-name="P24"><text:span text:style-name="T3">PBS is also non-toxic to cells -&gt; ensures propagation of cell culture </text:span></text:p>
        </text:list-item>
        <text:list-item>
          <text:p text:style-name="P24"><text:span text:style-name="T3">Cells incubated at body temperature if applicable (37 degree Celsius) </text:span></text:p>
        </text:list-item>
      </text:list>
      <text:p text:style-name="Standard"><text:span text:style-name="T5">How to “lift” cells for subcultures </text:span></text:p>
      <text:list xml:id="list360675542" text:style-name="WWNum30">
        <text:list-item>
          <text:p text:style-name="P25"><text:span text:style-name="T3">Trypsin + EDTA solution added to cover the monolayer </text:span></text:p>
        </text:list-item>
        <text:list-item>
          <text:p text:style-name="P25"><text:span text:style-name="T3">Add complete medium to dissociate and dislodge cells + inactivate trypsin -&gt; mix with pipette </text:span></text:p>
        </text:list-item>
      </text:list>
      <text:p text:style-name="Standard"><text:span text:style-name="T5">MDS-MB-231 (human breast adenocarcinoma) </text:span><text:span text:style-name="T3">-&gt; </text:span><text:span text:style-name="T4">Example</text:span></text:p>
      <text:list xml:id="list2156865808" text:style-name="WWNum31">
        <text:list-item>
          <text:p text:style-name="P26"><text:span text:style-name="T3">Morphology -&gt; fibroblast</text:span></text:p>
        </text:list-item>
        <text:list-item>
          <text:p text:style-name="P26"><text:span text:style-name="T3">Metastatic -&gt; derived from lung tissue </text:span></text:p>
        </text:list-item>
        <text:list-item>
          <text:p text:style-name="P26"><text:span text:style-name="T3">Metastatic: Transference of malignant cancer cells to other parts of the body </text:span></text:p>
        </text:list-item>
      </text:list>
      <text:p text:style-name="Standard"><text:span text:style-name="T5">Human Embryonic Kidney Cells </text:span><text:span text:style-name="T3">-&gt; </text:span><text:span text:style-name="T4">Example</text:span></text:p>
      <text:list xml:id="list4027495175" text:style-name="WWNum32">
        <text:list-item>
          <text:p text:style-name="P27"><text:soft-page-break/><text:span text:style-name="T3">Rounded in shape + spindle edges </text:span></text:p>
        </text:list-item>
        <text:list-item>
          <text:p text:style-name="P27"><text:span text:style-name="T3">Derived from human embryonic kidney cells + grown in culture </text:span></text:p>
        </text:list-item>
        <text:list-item>
          <text:p text:style-name="P27"><text:span text:style-name="T3">Morphology -&gt; epithelial like </text:span></text:p>
        </text:list-item>
      </text:list>
      <text:p text:style-name="P1"/>
      <text:list xml:id="list72228541116471" text:continue-list="list4202175266" text:style-name="WWNum28">
        <text:list-item>
          <text:p text:style-name="P23"><text:span text:style-name="T3">Suspension Cells </text:span></text:p>
        </text:list-item>
      </text:list>
      <text:list xml:id="list4290227048" text:style-name="WWNum33">
        <text:list-item>
          <text:p text:style-name="P28"><text:span text:style-name="T3">These cells derived from blood for example -&gt; anchorage independent for propagation </text:span></text:p>
        </text:list-item>
      </text:list>
      <text:p text:style-name="Standard"><text:span text:style-name="T5">Maintaining cells in cell culture</text:span></text:p>
      <text:list xml:id="list72230469645651" text:continue-numbering="true" text:style-name="WWNum33">
        <text:list-item>
          <text:p text:style-name="P28"><text:span text:style-name="T3">Buffer solution still required </text:span></text:p>
        </text:list-item>
        <text:list-item>
          <text:p text:style-name="P28"><text:span text:style-name="T3">Cells sensitive to pH -&gt; optimal biological pH required for cellular propagation </text:span></text:p>
        </text:list-item>
        <text:list-item>
          <text:p text:style-name="P28"><text:span text:style-name="T3">Chemically defined culture medium required -&gt; provide cells with nutrients for propagation </text:span></text:p>
        </text:list-item>
      </text:list>
      <text:p text:style-name="Standard"><text:span text:style-name="T5">How to “lift” cells for subcultures</text:span></text:p>
      <text:list xml:id="list124265347" text:style-name="WWNum34">
        <text:list-item>
          <text:p text:style-name="P29"><text:span text:style-name="T3">Anchorage independent cells easier to passage + produce sub-cultures -&gt; no need for detachment </text:span></text:p>
        </text:list-item>
        <text:list-item>
          <text:p text:style-name="P29"><text:span text:style-name="T3">Suspension cells reach 80% confluency -&gt; remove 1/3 medium + replace with same amount of prewarmed medium </text:span></text:p>
        </text:list-item>
      </text:list>
      <text:p text:style-name="Standard"><text:span text:style-name="T5">AsPC-1 pancreatic cancer cells </text:span><text:span text:style-name="T3">-&gt; </text:span><text:span text:style-name="T4">Example</text:span></text:p>
      <text:list xml:id="list925746391" text:style-name="WWNum35">
        <text:list-item>
          <text:p text:style-name="P30"><text:span text:style-name="T3">Spherical in shape </text:span></text:p>
        </text:list-item>
        <text:list-item>
          <text:p text:style-name="P30"><text:span text:style-name="T3">Rapid + aggressive growth </text:span></text:p>
        </text:list-item>
        <text:list-item>
          <text:p text:style-name="P30"><text:span text:style-name="T3">Metastatic </text:span></text:p>
        </text:list-item>
        <text:list-item>
          <text:p text:style-name="P30"><text:span text:style-name="T3">Morphology: lymphoblast-like </text:span></text:p>
        </text:list-item>
        <text:list-item>
          <text:p text:style-name="P30"><text:span text:style-name="T3">Derived from ascites of patient with pancreatic cancer </text:span></text:p>
        </text:list-item>
      </text:list>
      <text:p text:style-name="Standard"><text:span text:style-name="T2">General maintenance of nutritious medium in cell culture </text:span></text:p>
      <text:list xml:id="list2270825412" text:style-name="WWNum36">
        <text:list-item>
          <text:p text:style-name="P31"><text:span text:style-name="T3">We need to change media every 3 days </text:span></text:p>
        </text:list-item>
        <text:list-item>
          <text:p text:style-name="P31"><text:span text:style-name="T3">Nutrients gets depleted + pH begins to change </text:span></text:p>
        </text:list-item>
        <text:list-item>
          <text:p text:style-name="P31"><text:span text:style-name="T3">CO2 bi-product of cellular respiration -&gt; forms carbonic acid upon reaction with H2O </text:span></text:p>
        </text:list-item>
        <text:list-item>
          <text:p text:style-name="P31"><text:span text:style-name="T3">We place phenol red in media -&gt; indicator </text:span></text:p>
        </text:list-item>
        <text:list-item>
          <text:p text:style-name="P31"><text:span text:style-name="T3">CO2 acts as buffering agent for NaHCO3 in the buffer </text:span></text:p>
        </text:list-item>
        <text:list-item>
          <text:p text:style-name="P31"><text:span text:style-name="T3">More CO2 -&gt; equilibrium position shifts -&gt; pH decreases -&gt; more acidic -&gt; change medium </text:span></text:p>
        </text:list-item>
      </text:list>
      <text:p text:style-name="Standard"><text:span text:style-name="T2">Basics on culturing cells in laboratory </text:span></text:p>
      <text:list xml:id="list2153355954" text:style-name="WWNum37">
        <text:list-item>
          <text:p text:style-name="P32"><text:span text:style-name="T3">Either revive frozen cell population or harvest cells from tissue (previously discussed)</text:span></text:p>
        </text:list-item>
        <text:list-item>
          <text:p text:style-name="P32"><text:span text:style-name="T3">Maintain in culture </text:span></text:p>
        </text:list-item>
        <text:list-item>
          <text:p text:style-name="P32"><text:span text:style-name="T3">Sub-culture/passaging occurs </text:span></text:p>
        </text:list-item>
        <text:list-item>
          <text:p text:style-name="P32"><text:span text:style-name="T3">Count the cells </text:span></text:p>
        </text:list-item>
      </text:list>
      <text:p text:style-name="Standard"><text:span text:style-name="T3">NB: when freezing cells we had different sort of chemical (non-toxic to cells) to stop formation of sharp water crystals </text:span></text:p>
      <text:p text:style-name="Standard"><text:span text:style-name="T2">Why sub-culturing/passaging is essential </text:span></text:p>
      <text:list xml:id="list3062056665" text:style-name="WWNum38">
        <text:list-item>
          <text:p text:style-name="P33"><text:span text:style-name="T3">Confluency: refers to percentage/concentration of cells in the medium where 100% refers to complete cellular coverage </text:span></text:p>
        </text:list-item>
        <text:list-item>
          <text:p text:style-name="P33"><text:span text:style-name="T3">Passaging occurs to maintain cells -&gt; too many cells -&gt; cells die due to shortage of nutrients </text:span></text:p>
        </text:list-item>
      </text:list>
      <text:p text:style-name="Standard"><text:span text:style-name="T5">How to passage</text:span></text:p>
      <text:list xml:id="list2513041195" text:style-name="WWNum39">
        <text:list-item>
          <text:p text:style-name="P34"><text:span text:style-name="T3">70 – 80% confluency </text:span></text:p>
        </text:list-item>
        <text:list-item>
          <text:p text:style-name="P34"><text:span text:style-name="T3">Wash with PBS to remove dead cells + serum (dead cells don’t anchor, live cells needed to maintain proteins)</text:span></text:p>
        </text:list-item>
        <text:list-item>
          <text:p text:style-name="P34"><text:span text:style-name="T3">Add trypsin -&gt; digests the protein-surface interaction releasing cells </text:span></text:p>
        </text:list-item>
        <text:list-item>
          <text:p text:style-name="P34"><text:span text:style-name="T3">Add EDTA which increases the functioning of trypsin indirectly -&gt; chelating agent </text:span></text:p>
        </text:list-item>
        <text:list-item>
          <text:p text:style-name="P34"><text:span text:style-name="T3">Resuspend in new media -&gt; deactivates trypsin </text:span></text:p>
        </text:list-item>
        <text:list-item>
          <text:p text:style-name="P34"><text:span text:style-name="T3">Transfer dilute cell suspension to new flask for cell culture propagation </text:span></text:p>
        </text:list-item>
        <text:list-item>
          <text:p text:style-name="P34"><text:span text:style-name="T3">Cell lines will adhere/anchor within a few hours </text:span></text:p>
        </text:list-item>
      </text:list>
      <text:p text:style-name="Standard"><text:span text:style-name="T2">Cell culture environment </text:span></text:p>
      <text:p text:style-name="Standard"><text:span text:style-name="T4">Cell requirements for growth</text:span></text:p>
      <text:list xml:id="list2971450001" text:style-name="WWNum40">
        <text:list-item>
          <text:p text:style-name="P35"><text:soft-page-break/><text:span text:style-name="T3">Cell culture flask: plastic coated with ECM proteins allowing protein-protein anchorage </text:span></text:p>
        </text:list-item>
        <text:list-item>
          <text:p text:style-name="P35"><text:span text:style-name="T3">Culture medium: provides the appropriate nutrients for growth </text:span></text:p>
        </text:list-item>
        <text:list-item>
          <text:p text:style-name="P35"><text:span text:style-name="T3">Environment: humidity, 37 degrees Celsius, oxygen, pH = 7 </text:span></text:p>
        </text:list-item>
        <text:list-item>
          <text:p text:style-name="P35"><text:span text:style-name="T3">Sterility: antibiotics + antimycotics -&gt; ensures healthy cells and maximal propagation</text:span></text:p>
        </text:list-item>
      </text:list>
      <text:p text:style-name="Standard"><text:span text:style-name="T3">NB: 37 degrees is warm -&gt; elicits evaporation -&gt; humidity saturation reduces evaporation -&gt; media solute concentration consistent </text:span></text:p>
      <text:p text:style-name="Standard"><text:span text:style-name="T5">Basal Media components </text:span><text:span text:style-name="T3">-&gt; maintains pH + provides nutrient source for cellular propagation </text:span><text:span text:style-name="T4">(link with requirements for growth)</text:span></text:p>
      <text:list xml:id="list4145128443" text:style-name="WWNum41">
        <text:list-item>
          <text:p text:style-name="P36"><text:span text:style-name="T3">Inorganic salts -&gt; regulates membrane potentials + provides ions for cell attachment and enzyme cofactors</text:span></text:p>
        </text:list-item>
        <text:list-item>
          <text:p text:style-name="P36"><text:span text:style-name="T3">pH indicator (phenol red) -&gt; pH 7.4 required and indicator illustrates deviation away from this by colour change </text:span></text:p>
        </text:list-item>
        <text:list-item>
          <text:p text:style-name="P36"><text:span text:style-name="T3">Buffers -&gt; bicarbonate buffer (buffer agent = CO2 from atm) + HEPES (strong chemical buffer, no CO2 needed) </text:span></text:p>
        </text:list-item>
      </text:list>
      <text:p text:style-name="Standard"><text:span text:style-name="T3">NB: pH can affect cell metabolism, growth rate, protein synthesis and availability of nutrients (nutrients may be protonated)</text:span></text:p>
      <text:list xml:id="list72228891497089" text:continue-numbering="true" text:style-name="WWNum41">
        <text:list-item>
          <text:p text:style-name="P36"><text:span text:style-name="T3">Carbohydrates -&gt; provide nutrients (glucose and galactose) acting as an energy source </text:span></text:p>
        </text:list-item>
        <text:list-item>
          <text:p text:style-name="P36"><text:span text:style-name="T3">Ketoacids -&gt; additional energy source (pyruvate + oxaloacetate) </text:span></text:p>
        </text:list-item>
        <text:list-item>
          <text:p text:style-name="P36"><text:span text:style-name="T3">Vitamins -&gt; Vit B12 needed for cellular proliferation </text:span></text:p>
        </text:list-item>
        <text:list-item>
          <text:p text:style-name="P36"><text:span text:style-name="T3">Trace elements -&gt; zinc + copper </text:span></text:p>
        </text:list-item>
        <text:list-item>
          <text:p text:style-name="P36"><text:span text:style-name="T3">Antibiotics and antimycotics -&gt; penicillin avoiding risk of contamination + bacterial infections (also fungal infections) </text:span></text:p>
        </text:list-item>
      </text:list>
      <text:p text:style-name="Standard"><text:span text:style-name="T3">NB: antibiotics in the long term is avoided -&gt; may result in antibiotic resistance -&gt; changes the phenotypes of the cells </text:span></text:p>
      <text:p text:style-name="Standard"><text:span text:style-name="T5">Other supplements</text:span></text:p>
      <text:list xml:id="list2492257723" text:style-name="WWNum42">
        <text:list-item>
          <text:p text:style-name="P37"><text:span text:style-name="T3">L-glutamine: essential amino acid not synthesized by the cell -&gt; essential for protein synthesis </text:span></text:p>
        </text:list-item>
        <text:list-item>
          <text:p text:style-name="P37"><text:span text:style-name="T3">Non-essential amino acids: energy source + utilised in protein synthesis </text:span></text:p>
        </text:list-item>
        <text:list-item>
          <text:p text:style-name="P37"><text:span text:style-name="T3">Growth factors + hormones: allows cell functioning such as uptake of glucose (insulin) </text:span></text:p>
        </text:list-item>
      </text:list>
      <text:p text:style-name="Standard"><text:span text:style-name="T2">Equipment required for cell culturing</text:span></text:p>
      <text:p text:style-name="Standard"><text:span text:style-name="T5">CO2 incubators</text:span></text:p>
      <text:list xml:id="list1221979967" text:style-name="WWNum43">
        <text:list-item>
          <text:p text:style-name="P38"><text:span text:style-name="T3">Precise control of CO2 and O2</text:span></text:p>
        </text:list-item>
        <text:list-item>
          <text:p text:style-name="P38"><text:span text:style-name="T3">Allows for accurate conditions of hypoxic cell studies (i.e. decrease the O2 content) </text:span></text:p>
        </text:list-item>
        <text:list-item>
          <text:p text:style-name="P38"><text:span text:style-name="T3">Allows for assessment of possible CO2 and O2 affects on cancer -&gt; cancer research </text:span></text:p>
        </text:list-item>
      </text:list>
      <text:p text:style-name="Standard"><text:span text:style-name="T5">Laminar Flow hood</text:span></text:p>
      <text:list xml:id="list1789576555" text:style-name="WWNum44">
        <text:list-item>
          <text:p text:style-name="P39"><text:span text:style-name="T3">No unfiltered external air comes into contact with the cell culture </text:span></text:p>
        </text:list-item>
        <text:list-item>
          <text:p text:style-name="P39"><text:span text:style-name="T3">All external air sucked in at entrance -&gt; filtered -&gt; passed into the hood lumen </text:span></text:p>
        </text:list-item>
        <text:list-item>
          <text:p text:style-name="P39"><text:span text:style-name="T3">Laminar flow hood also reduces particles from external environment entering environment of cell culture </text:span></text:p>
        </text:list-item>
        <text:list-item>
          <text:p text:style-name="P39"><text:span text:style-name="T3">Largely involved in reducing contamination of the cell culture </text:span></text:p>
        </text:list-item>
      </text:list>
      <text:p text:style-name="Standard"><text:span text:style-name="T3">NB: working surface within the laminar flow hood washed with 70% alcohol -&gt; ensures sterilization of surface -&gt; reduces chances of contamination of cell culture </text:span></text:p>
      <text:p text:style-name="Standard"><text:span text:style-name="T5">Dishes </text:span></text:p>
      <text:list xml:id="list3314874826" text:style-name="WWNum45">
        <text:list-item>
          <text:p text:style-name="P40"><text:span text:style-name="T3">Flasks -&gt; where we propagate cell cultures -&gt; provides a microenvironment easy to control </text:span></text:p>
        </text:list-item>
        <text:list-item>
          <text:p text:style-name="P40"><text:span text:style-name="T3">Multiwell plates -&gt; useful for testing different drugs on constant cell numbers (usually 5000 per well) </text:span></text:p>
        </text:list-item>
        <text:list-item>
          <text:p text:style-name="P40"><text:span text:style-name="T3">Dishes -&gt; may be useful in passaging </text:span></text:p>
        </text:list-item>
      </text:list>
      <text:p text:style-name="Standard"><text:span text:style-name="T5">Freezers</text:span></text:p>
      <text:list xml:id="list1351166084" text:style-name="WWNum46">
        <text:list-item>
          <text:p text:style-name="P41"><text:span text:style-name="T3">Useful for preserving cell lines -&gt; we freeze them </text:span></text:p>
        </text:list-item>
      </text:list>
      <text:p text:style-name="Standard"><text:span text:style-name="T5">Centrifuges</text:span></text:p>
      <text:list xml:id="list72229951897988" text:continue-numbering="true" text:style-name="WWNum46">
        <text:list-item>
          <text:p text:style-name="P41"><text:soft-page-break/><text:span text:style-name="T3">May be useful for separating one particular cell type from tissue after enzyme treatment</text:span></text:p>
        </text:list-item>
      </text:list>
      <text:p text:style-name="Standard"><text:span text:style-name="T5"><text:s/>Vacuum ovens</text:span></text:p>
      <text:list xml:id="list72229719971367" text:continue-numbering="true" text:style-name="WWNum46">
        <text:list-item>
          <text:p text:style-name="P41"><text:span text:style-name="T3">Utilised during passaging </text:span></text:p>
        </text:list-item>
        <text:list-item>
          <text:p text:style-name="P41"><text:span text:style-name="T3">Temperature increased to dislodge the cells after treatment of EDTA + trypsin </text:span></text:p>
        </text:list-item>
      </text:list>
      <text:p text:style-name="Standard"><text:span text:style-name="T5">Microscopes</text:span></text:p>
      <text:list xml:id="list2813695736" text:style-name="WWNum47">
        <text:list-item>
          <text:p text:style-name="P42"><text:span text:style-name="T3">Essential for cell counting </text:span></text:p>
        </text:list-item>
        <text:list-item>
          <text:p text:style-name="P42"><text:span text:style-name="T3">Also essential for assessing the confluency </text:span></text:p>
        </text:list-item>
      </text:list>
      <text:p text:style-name="Standard"><text:span text:style-name="T3">NB: read through contamination on the lecture slides. </text:span><text:bookmark text:name="_GoBack"/></text:p>
      <text:p text:style-name="P1"/>
      <text:p text:style-name="P1"/>
      <text:p text:style-name="Standard"><text:span text:style-name="T3"><text:s text:c="2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39cm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60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7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49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41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5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22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9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</meta:initial-creator>
    <dc:creator>Sean</dc:creator>
    <meta:editing-cycles>50</meta:editing-cycles>
    <meta:creation-date>2018-04-14T18:01:00</meta:creation-date>
    <dc:date>2018-04-22T12:22:00</dc:date>
    <meta:editing-duration>PT15H41M</meta:editing-duration>
    <meta:generator>LibreOffice/5.4.6.2$Linux_X86_64 LibreOffice_project/40m0$Build-2</meta:generator>
    <meta:document-statistic meta:table-count="0" meta:image-count="0" meta:object-count="0" meta:page-count="6" meta:paragraph-count="215" meta:word-count="2188" meta:character-count="13688" meta:non-whitespace-character-count="116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